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paragraph-rsid="000c9b3b"/>
    </style:style>
    <style:style style:name="P2" style:family="paragraph" style:parent-style-name="Standard">
      <style:text-properties officeooo:rsid="0008fd08" officeooo:paragraph-rsid="00050ae9"/>
    </style:style>
    <style:style style:name="P3" style:family="paragraph" style:parent-style-name="Standard">
      <style:text-properties officeooo:rsid="00050ae9" officeooo:paragraph-rsid="0007c3ad"/>
    </style:style>
    <style:style style:name="P4" style:family="paragraph" style:parent-style-name="Standard">
      <style:text-properties officeooo:rsid="00050ae9" officeooo:paragraph-rsid="000853ae"/>
    </style:style>
    <style:style style:name="P5" style:family="paragraph" style:parent-style-name="Standard">
      <style:text-properties officeooo:rsid="00050ae9" officeooo:paragraph-rsid="00098d27"/>
    </style:style>
    <style:style style:name="P6" style:family="paragraph" style:parent-style-name="Standard">
      <style:text-properties officeooo:rsid="00050ae9" officeooo:paragraph-rsid="000db458"/>
    </style:style>
    <style:style style:name="P7" style:family="paragraph" style:parent-style-name="Standard">
      <style:text-properties officeooo:rsid="00050ae9" officeooo:paragraph-rsid="000f2a05"/>
    </style:style>
    <style:style style:name="P8" style:family="paragraph" style:parent-style-name="Standard">
      <style:text-properties officeooo:rsid="00050ae9" officeooo:paragraph-rsid="0010e6b8"/>
    </style:style>
    <style:style style:name="P9" style:family="paragraph" style:parent-style-name="Standard">
      <style:text-properties officeooo:rsid="000853ae" officeooo:paragraph-rsid="000ace49"/>
    </style:style>
    <style:style style:name="P10" style:family="paragraph" style:parent-style-name="Standard">
      <style:text-properties officeooo:rsid="000853ae" officeooo:paragraph-rsid="000db458"/>
    </style:style>
    <style:style style:name="T1" style:family="text">
      <style:text-properties officeooo:rsid="000aeef2"/>
    </style:style>
    <style:style style:name="T2" style:family="text">
      <style:text-properties officeooo:rsid="0010d3b4"/>
    </style:style>
    <style:style style:name="T3" style:family="text">
      <style:text-properties officeooo:rsid="000b160d"/>
    </style:style>
    <style:style style:name="T4" style:family="text">
      <style:text-properties officeooo:rsid="00050ae9"/>
    </style:style>
    <style:style style:name="T5" style:family="text">
      <style:text-properties officeooo:rsid="00064ef6"/>
    </style:style>
    <style:style style:name="T6" style:family="text">
      <style:text-properties officeooo:rsid="0008fd08"/>
    </style:style>
    <style:style style:name="T7" style:family="text">
      <style:text-properties officeooo:rsid="0007c3ad"/>
    </style:style>
    <style:style style:name="T8" style:family="text">
      <style:text-properties officeooo:rsid="000853ae"/>
    </style:style>
    <style:style style:name="T9" style:family="text">
      <style:text-properties officeooo:rsid="00098d27"/>
    </style:style>
    <style:style style:name="T10" style:family="text">
      <style:text-properties officeooo:rsid="000ace49"/>
    </style:style>
    <style:style style:name="T11" style:family="text">
      <style:text-properties officeooo:rsid="000c3070"/>
    </style:style>
    <style:style style:name="T12" style:family="text">
      <style:text-properties officeooo:rsid="000c9b3b"/>
    </style:style>
    <style:style style:name="T13" style:family="text">
      <style:text-properties officeooo:rsid="000db458"/>
    </style:style>
    <style:style style:name="T14" style:family="text">
      <style:text-properties officeooo:rsid="000f2a05"/>
    </style:style>
    <style:style style:name="T15" style:family="text">
      <style:text-properties officeooo:rsid="0010e6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umbers <text:span text:style-name="T12">f</text:span>ormat AG85NF1</text:p>
      <text:p text:style-name="P1">by Arthur Golubev 19850316</text:p>
      <text:p text:style-name="Subtitle">2025-07-05</text:p>
      <text:p text:style-name="P2">1. Size of bytes <text:span text:style-name="T1">is</text:span> <text:span text:style-name="T2">either </text:span>system or program/<text:span text:style-name="T3">application/task</text:span> defined;</text:p>
      <text:p text:style-name="P5">2. In case a value is not a fractional number</text:p>
      <text:p text:style-name="P5"><text:tab/><text:span text:style-name="T9">2.1)</text:span> <text:span text:style-name="T9">if it</text:span> fits a byte, it is presented in <text:span text:style-name="T5">more-valuable</text:span>-digits-<text:span text:style-name="T5">more-</text:span>forward order by a byte;</text:p>
      <text:p text:style-name="P9"><text:span text:style-name="T9"><text:tab/>2.2) if it </text:span>does not fit a byte:</text:p>
      <text:p text:style-name="P10"><text:tab/><text:tab/><text:span text:style-name="T10">2.2.1)</text:span><text:span text:style-name="T4"> firstly goes a </text:span><text:span text:style-name="T5">marker </text:span><text:span text:style-name="T13">that value does not fits</text:span><text:span text:style-name="T5"> </text:span><text:span text:style-name="T13">as specified by paragraph 5 of protocol</text:span><text:span text:style-name="T5"> ag</text:span><text:span text:style-name="T9">85</text:span><text:span text:style-name="T5">nsu1 or other specified either for system or for </text:span><text:span text:style-name="T6">program/</text:span><text:span text:style-name="T3">application/task</text:span><text:span text:style-name="T5"> the </text:span><text:span text:style-name="T7">(in the last case corresponded remark </text:span>for a specification<text:span text:style-name="T7"> </text:span><text:span text:style-name="T13">with</text:span><text:span text:style-name="T7"> the info </text:span><text:span text:style-name="T13">what value is</text:span> <text:span text:style-name="T7">is required);</text:span></text:p>
      <text:p text:style-name="P3"><text:span text:style-name="T5"><text:tab/><text:tab/></text:span><text:span text:style-name="T7">2.</text:span><text:span text:style-name="T10">2.2</text:span><text:span text:style-name="T5">) then </text:span><text:span text:style-name="T7">goes</text:span><text:span text:style-name="T5"> in more-valuable</text:span>-digits-<text:span text:style-name="T5">more-</text:span>forward order<text:span text:style-name="T5"> bytes with the value;</text:span></text:p>
      <text:p text:style-name="P6"><text:span text:style-name="T5"><text:tab/><text:tab/></text:span><text:span text:style-name="T10">2.2.</text:span><text:span text:style-name="T7">3) </text:span><text:span text:style-name="T5">then </text:span><text:span text:style-name="T7">goes</text:span><text:span text:style-name="T5"> </text:span><text:span text:style-name="T7">symbol of termination of a sequence </text:span><text:span text:style-name="T13">as specified by paragraph 3 of</text:span><text:span text:style-name="T5"> protocol ag</text:span><text:span text:style-name="T8">85</text:span><text:span text:style-name="T5">nsu1 or other specified either for system or for </text:span><text:span text:style-name="T6">program/</text:span><text:span text:style-name="T3">application/task</text:span><text:span text:style-name="T5"> the </text:span><text:span text:style-name="T7">(in the last case corresponded remark </text:span><text:span text:style-name="T8">for a specification</text:span><text:span text:style-name="T7"> </text:span><text:span text:style-name="T13">with</text:span><text:span text:style-name="T7"> the info </text:span><text:span text:style-name="T13">what value is</text:span><text:span text:style-name="T8"> </text:span><text:span text:style-name="T7">is required);</text:span><text:tab/></text:p>
      <text:p text:style-name="P5"><text:span text:style-name="T10">3</text:span>. In case a value is a fractional number:</text:p>
      <text:p text:style-name="P6"><text:span text:style-name="T7"><text:tab/>1)</text:span> firstly goes a <text:span text:style-name="T5">marker </text:span><text:span text:style-name="T8">that the fractional number follows </text:span><text:span text:style-name="T9">it</text:span><text:span text:style-name="T8"> </text:span><text:span text:style-name="T5">according to protocol ag</text:span><text:span text:style-name="T8">85</text:span><text:span text:style-name="T5">nsu1 or other specified either for system or for </text:span><text:span text:style-name="T6">program/</text:span><text:span text:style-name="T3">application/task</text:span><text:span text:style-name="T5"> the </text:span><text:span text:style-name="T7">(in the last case corresponded remark </text:span><text:span text:style-name="T8">for a specification</text:span><text:span text:style-name="T7"> </text:span><text:span text:style-name="T13">with</text:span><text:span text:style-name="T7"> the info </text:span><text:span text:style-name="T13">what value is</text:span><text:span text:style-name="T8"> </text:span><text:span text:style-name="T7">is required);</text:span></text:p>
      <text:p text:style-name="P7"><text:span text:style-name="T8"><text:tab/>2) </text:span><text:span text:style-name="T9">divided </text:span><text:span text:style-name="T15">non fractional number </text:span><text:span text:style-name="T9">part </text:span><text:span text:style-name="T14">of fraction as specified in paragraph 2 of this document;</text:span></text:p>
      <text:p text:style-name="P8"><text:span text:style-name="T10"><text:tab/></text:span><text:span text:style-name="T14">3) </text:span><text:span text:style-name="T9">dividing </text:span><text:span text:style-name="T15">non fractional number</text:span><text:span text:style-name="T9"> part</text:span><text:span text:style-name="T15"> </text:span><text:span text:style-name="T14">of fraction as specified in paragraph 2 of this document</text:span><text:span text:style-name="T10">.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17:33:09.958095877</meta:creation-date>
    <meta:generator>LibreOffice/24.2.7.2$Linux_X86_64 LibreOffice_project/420$Build-2</meta:generator>
    <dc:date>2025-07-06T11:48:01.494203980</dc:date>
    <meta:editing-duration>PT16H17M53S</meta:editing-duration>
    <meta:editing-cycles>6</meta:editing-cycles>
    <meta:document-statistic meta:table-count="0" meta:image-count="0" meta:object-count="0" meta:page-count="1" meta:paragraph-count="14" meta:word-count="233" meta:character-count="1438" meta:non-whitespace-character-count="1207"/>
  </office:meta>
</office:document-meta>
</file>